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graphic-properties style:protect="size"/>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9" style:family="graphic" style:parent-style-name="standard">
      <style:graphic-properties svg:stroke-color="#106802" draw:fill-color="#ccf4c6" draw:textarea-horizontal-align="justify" draw:textarea-vertical-align="middle" draw:auto-grow-height="false" fo:min-height="2.91cm" fo:min-width="3.104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46"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47"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48"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49"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50" style:family="graphic" style:parent-style-name="standard">
      <style:graphic-properties svg:stroke-color="#106802" draw:fill-color="#ccf4c6" draw:textarea-horizontal-align="justify" draw:textarea-vertical-align="middle" draw:auto-grow-height="false" fo:min-height="2.91cm" fo:min-width="3.103cm"/>
    </style:style>
    <style:style style:name="gr51"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52"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54"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56" style:family="graphic" style:parent-style-name="standard">
      <style:graphic-properties svg:stroke-color="#106802" draw:fill-color="#ccf4c6" draw:textarea-horizontal-align="justify" draw:textarea-vertical-align="middle" draw:auto-grow-height="false" fo:min-height="2.914cm" fo:min-width="2.615cm"/>
    </style:style>
    <style:style style:name="gr57"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58"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59" style:family="graphic" style:parent-style-name="standard">
      <style:graphic-properties svg:stroke-color="#106802" draw:fill-color="#ccf4c6" draw:textarea-horizontal-align="justify" draw:textarea-vertical-align="middle" draw:auto-grow-height="false" fo:min-height="1.361cm" fo:min-width="2.777cm"/>
    </style:style>
    <style:style style:name="gr60" style:family="graphic" style:parent-style-name="standard">
      <style:graphic-properties draw:stroke="none" svg:stroke-color="#000000" draw:fill="none" draw:fill-color="#ffffff" draw:auto-grow-height="true" draw:auto-grow-width="false" fo:max-height="0cm" fo:min-height="0.04cm"/>
      <style:paragraph-properties style:writing-mode="lr-tb"/>
    </style:style>
    <style:style style:name="gr61"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62"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6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6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65"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66" style:family="graphic" style:parent-style-name="objectwithoutfill">
      <style:graphic-properties draw:fill="none" draw:textarea-vertical-align="middle"/>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text-properties style:font-name="Andale Mono" fo:font-size="10pt"/>
    </style:style>
    <style:style style:name="P3" style:family="paragraph">
      <loext:graphic-properties draw:fill="none" draw:fill-color="#ffffff"/>
      <style:paragraph-properties fo:text-align="end"/>
      <style:text-properties style:font-name="Andale Mono" fo:font-size="10pt"/>
    </style:style>
    <style:style style:name="P4" style:family="paragraph">
      <style:paragraph-properties fo:text-align="end"/>
      <style:text-properties style:font-name="Andale Mono"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fo:text-align="end"/>
      <style:text-properties style:font-name="Andale Mono" fo:font-size="10pt" style:letter-kerning="true" style:font-name-asian="Noto Sans CJK SC" style:font-size-asian="18pt" style:font-name-complex="Lohit Devanagari" style:font-size-complex="18pt"/>
    </style:style>
    <style:style style:name="P6" style:family="paragraph">
      <style:text-properties style:font-name="Andale Mono" fo:font-size="10pt" style:letter-kerning="true" style:font-name-asian="Noto Sans CJK SC" style:font-size-asian="18pt" style:font-name-complex="Lohit Devanagari" style:font-size-complex="18pt"/>
    </style:style>
    <style:style style:name="P7" style:family="paragraph">
      <loext:graphic-properties draw:fill="none" draw:fill-color="#ffffff"/>
      <style:text-properties style:font-name="Andale Mono" fo:font-size="10pt" style:letter-kerning="true" style:font-name-asian="Noto Sans CJK SC" style:font-size-asian="18pt" style:font-name-complex="Lohit Devanagari" style:font-size-complex="18pt"/>
    </style:style>
    <style:style style:name="P8" style:family="paragraph">
      <style:paragraph-properties fo:text-align="center"/>
    </style:style>
    <style:style style:name="P9" style:family="paragraph">
      <loext:graphic-properties draw:fill="none"/>
      <style:paragraph-properties fo:margin-left="0cm" fo:margin-right="0.1cm" fo:text-align="start" fo:text-indent="0cm" style:font-independent-line-spacing="true"/>
      <style:text-properties fo:font-size="14pt"/>
    </style:style>
    <style:style style:name="P10" style:family="paragraph">
      <style:paragraph-properties fo:margin-left="0cm" fo:margin-right="0.1cm" fo:text-align="center" fo:text-indent="0cm"/>
      <style:text-properties fo:font-size="10pt" style:font-size-asian="10pt" style:font-size-complex="10pt"/>
    </style:style>
    <style:style style:name="P11" style:family="paragraph">
      <loext:graphic-properties draw:fill="none"/>
      <style:paragraph-properties fo:margin-left="0cm" fo:margin-right="0.1cm" fo:text-align="center" fo:text-indent="0cm"/>
      <style:text-properties fo:font-size="10pt" style:font-size-asian="10pt" style:font-size-complex="10pt"/>
    </style:style>
    <style:style style:name="P12" style:family="paragraph">
      <style:paragraph-properties fo:margin-left="0cm" fo:margin-right="0.1cm" fo:text-align="center" fo:text-indent="0cm"/>
    </style:style>
    <style:style style:name="P13" style:family="paragraph">
      <loext:graphic-properties draw:fill="none"/>
      <style:paragraph-properties fo:text-align="center"/>
      <style:text-properties fo:font-size="10pt" style:font-size-asian="10pt" style:font-size-complex="10pt"/>
    </style:style>
    <style:style style:name="P14" style:family="paragraph">
      <style:paragraph-properties fo:text-align="start"/>
      <style:text-properties style:font-name="Andale Mono" fo:font-size="10pt"/>
    </style:style>
    <style:style style:name="P15" style:family="paragraph">
      <loext:graphic-properties draw:fill="none" draw:fill-color="#ffffff"/>
      <style:paragraph-properties fo:text-align="start"/>
      <style:text-properties style:font-name="Andale Mono" fo:font-size="10pt"/>
    </style:style>
    <style:style style:name="P16" style:family="paragraph">
      <style:paragraph-properties fo:text-align="start"/>
      <style:text-properties style:font-name="Andale Mono" fo:font-size="10pt" style:letter-kerning="true" style:font-name-asian="Noto Sans CJK SC" style:font-size-asian="18pt" style:font-name-complex="Lohit Devanagari" style:font-size-complex="18pt"/>
    </style:style>
    <style:style style:name="P17" style:family="paragraph">
      <loext:graphic-properties draw:fill="none" draw:fill-color="#ffffff"/>
      <style:paragraph-properties fo:text-align="start"/>
      <style:text-properties style:font-name="Andale Mono" fo:font-size="10pt" style:letter-kerning="true" style:font-name-asian="Noto Sans CJK SC" style:font-size-asian="18pt" style:font-name-complex="Lohit Devanagari" style:font-size-complex="18pt"/>
    </style:style>
    <style:style style:name="P18" style:family="paragraph">
      <loext:graphic-properties draw:fill-color="#ffffff"/>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style:text-properties fo:color="#106802" loext:opacity="100%" fo:font-size="8pt" style:font-size-asian="8pt" style:font-size-complex="8pt"/>
    </style:style>
    <style:style style:name="P21" style:family="paragraph">
      <loext:graphic-properties draw:fill="none" draw:fill-color="#ffffff"/>
      <style:text-properties fo:color="#106802" loext:opacity="100%" fo:font-size="8pt" style:font-size-asian="8pt" style:font-size-complex="8pt"/>
    </style:style>
    <style:style style:name="P22" style:family="paragraph">
      <loext:graphic-properties draw:fill-color="#ffd74c"/>
      <style:paragraph-properties fo:text-align="center"/>
      <style:text-properties fo:font-size="10pt" style:font-size-asian="10pt" style:font-size-complex="10pt"/>
    </style:style>
    <style:style style:name="P23" style:family="paragraph">
      <style:paragraph-properties fo:text-align="center"/>
      <style:text-properties fo:font-size="8pt" style:font-size-asian="8pt" style:font-size-complex="8pt"/>
    </style:style>
    <style:style style:name="P24" style:family="paragraph">
      <loext:graphic-properties draw:fill-color="#dc85e9"/>
      <style:paragraph-properties fo:text-align="center"/>
      <style:text-properties fo:font-size="8pt" style:font-size-asian="8pt" style:font-size-complex="8pt"/>
    </style:style>
    <style:style style:name="P25" style:family="paragraph">
      <style:paragraph-properties fo:margin-left="0cm" fo:margin-right="0cm" fo:margin-top="0cm" fo:margin-bottom="0cm" fo:line-height="100%" fo:text-align="center" fo:text-indent="0cm"/>
      <style:text-properties fo:font-size="6pt" style:font-size-asian="6pt" style:font-size-complex="6pt"/>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draw:fill-color="#ffffff"/>
      <style:paragraph-properties fo:margin-left="0cm" fo:margin-right="0cm" fo:margin-top="0cm" fo:margin-bottom="0cm" fo:line-height="100%" fo:text-align="center" fo:text-indent="0cm"/>
    </style:style>
    <style:style style:name="P28" style:family="paragraph">
      <loext:graphic-properties draw:fill="solid" draw:fill-color="#fc5c00"/>
      <style:paragraph-properties fo:text-align="start" style:font-independent-line-spacing="true"/>
      <style:text-properties fo:font-size="14pt"/>
    </style:style>
    <style:style style:name="P29" style:family="paragraph">
      <loext:graphic-properties draw:fill="solid" draw:fill-color="#106802"/>
      <style:paragraph-properties fo:text-align="start" style:font-independent-line-spacing="true"/>
      <style:text-properties fo:font-size="14pt"/>
    </style:style>
    <style:style style:name="P30" style:family="paragraph">
      <loext:graphic-properties draw:fill="none"/>
      <style:paragraph-properties fo:text-align="center"/>
    </style:style>
    <style:style style:name="T1" style:family="text">
      <style:text-properties style:font-name="Andale Mono" fo:font-size="10pt"/>
    </style:style>
    <style:style style:name="T2" style:family="text">
      <style:text-properties fo:font-size="10pt" style:font-size-asian="10pt" style:font-size-complex="10pt"/>
    </style:style>
    <style:style style:name="T3" style:family="text">
      <style:text-properties fo:color="#106802" loext:opacity="100%" fo:font-size="8pt" style:font-size-asian="8pt" style:font-size-complex="8pt"/>
    </style:style>
    <style:style style:name="T4" style:family="text">
      <style:text-properties fo:font-size="8pt" style:font-size-asian="8pt" style:font-size-complex="8pt"/>
    </style:style>
    <style:style style:name="T5"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text:span><text:span text:style-name="T1">rv</text:span><text:span text:style-name="T1">ic</text:span><text:span text:style-name="T1">e </text:span><text:span text:style-name="T1">Fa</text:span><text:span text:style-name="T1">ct</text:span><text:span text:style-name="T1">ur</text:span><text:span text:style-name="T1">at</text:span><text:span text:style-name="T1">io</text:span><text:span text:style-name="T1">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5" draw:layer="layout" svg:width="3.497cm" svg:height="0.645cm" svg:x="8.5cm" svg:y="2.558cm">
            <draw:text-box>
              <text:p text:style-name="P4">Service Vente</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5" draw:layer="layout" svg:width="4.919cm" svg:height="0.645cm" svg:x="7cm" svg:y="3.68cm">
            <draw:text-box>
              <text:p text:style-name="P4">Service Informatique</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7" draw:layer="layout" svg:width="3.603cm" svg:height="0.645cm" svg:x="14.397cm" svg:y="1.436cm">
            <draw:text-box>
              <text:p text:style-name="P6">Service Légal</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7" draw:layer="layout" svg:width="1.5cm" svg:height="0.645cm" svg:x="14.5cm" svg:y="3.709cm">
            <draw:text-box>
              <text:p text:style-name="P6">CEO</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7" draw:layer="layout" svg:width="3.669cm" svg:height="0.645cm" svg:x="14.331cm" svg:y="2.515cm">
            <draw:text-box>
              <text:p text:style-name="P6">Service Client</text:p>
            </draw:text-box>
          </draw:frame>
        </draw:g>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8" draw:layer="layout" svg:x1="3.033cm" svg:y1="1.723cm" svg:x2="3.879cm" svg:y2="2.501cm" draw:start-shape="id1" draw:start-glue-point="1" draw:end-shape="id2" draw:end-glue-point="0" svg:d="M3033 1723h846v778" svg:viewBox="0 0 847 779">
            <text:p/>
          </draw:connector>
          <draw:connector draw:style-name="gr17" draw:text-style-name="P8" draw:layer="layout" svg:x1="4.833cm" svg:y1="1.724cm" svg:x2="3.879cm" svg:y2="2.501cm" draw:start-shape="id3" draw:start-glue-point="3" draw:end-shape="id2" draw:end-glue-point="0" svg:d="M4833 1724h-954v777" svg:viewBox="0 0 955 778">
            <text:p/>
          </draw:connector>
          <draw:connector draw:style-name="gr18" draw:text-style-name="P8" draw:layer="layout" svg:x1="4.898cm" svg:y1="3.939cm" svg:x2="3.879cm" svg:y2="3.174cm" draw:start-shape="id4" draw:start-glue-point="3" draw:end-shape="id2" draw:end-glue-point="2" svg:d="M4898 3939h-1019v-765" svg:viewBox="0 0 1020 766">
            <text:p/>
          </draw:connector>
          <draw:connector draw:style-name="gr19" draw:text-style-name="P8" draw:layer="layout" svg:x1="1.577cm" svg:y1="2.838cm" svg:x2="3.331cm" svg:y2="2.837cm" draw:start-shape="id5" draw:start-glue-point="1" draw:end-shape="id2" draw:end-glue-point="3" svg:d="M1577 2838h877v-1h877" svg:viewBox="0 0 1755 2">
            <text:p/>
          </draw:connector>
          <draw:connector draw:style-name="gr20" draw:text-style-name="P8"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9"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9"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9"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9"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9"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11" xml:id="id8" draw:id="id8" draw:layer="layout" svg:width="2.3cm" svg:height="1.5cm" svg:x="3.6cm" svg:y="5.112cm">
          <text:p text:style-name="P10"><text:span text:style-name="T2">A</text:span><text:span text:style-name="T2">d</text:span><text:span text:style-name="T2">o</text:span><text:span text:style-name="T2">p</text:span><text:span text:style-name="T2">t</text:span><text:span text:style-name="T2">e</text:span><text:span text:style-name="T2">r</text:span><text:span text:style-name="T2"> </text:span><text:span text:style-name="T2">u</text:span><text:span text:style-name="T2">n</text:span><text:span text:style-name="T2">e</text:span><text:span text:style-name="T2"> </text:span><text:span text:style-name="T2">s</text:span><text:span text:style-name="T2">t</text:span><text:span text:style-name="T2">r</text:span><text:span text:style-name="T2">a</text:span><text:span text:style-name="T2">t</text:span><text:span text:style-name="T2">é</text:span><text:span text:style-name="T2">g</text:span><text:span text:style-name="T2">i</text:span><text:span text:style-name="T2">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2.407cm" svg:y1="5.864cm" svg:x2="3.6cm" svg:y2="5.862cm" draw:start-shape="id7" draw:start-glue-point="1" draw:end-shape="id8" draw:end-glue-point="5" svg:d="M2407 5864h592v-2h601" svg:viewBox="0 0 1194 3">
          <text:p/>
        </draw:connector>
        <draw:custom-shape draw:style-name="gr23" draw:text-style-name="P13" xml:id="id10" draw:id="id10" draw:layer="layout" svg:width="2.894cm" svg:height="1.5cm" svg:x="3.606cm" svg:y="7.306cm">
          <text:p text:style-name="P8"><text:span text:style-name="T2">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2.319cm" svg:y1="8.054cm" svg:x2="3.606cm" svg:y2="8.056cm" draw:start-shape="id9" draw:start-glue-point="1" draw:end-shape="id10" draw:end-glue-point="5" svg:d="M2319 8054h638v2h649" svg:viewBox="0 0 1288 3">
          <text:p/>
        </draw:connector>
        <draw:g draw:name="Google Shape;838;p47" xml:id="id9" draw:id="id9">
          <draw:custom-shape draw:name="Google Shape;839;p 1" draw:style-name="gr6" draw:text-style-name="P1" draw:layer="layout" svg:width="0.525cm" svg:height="0.221cm" svg:x="1.518cm" svg:y="8.343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242cm" svg:y="7.544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10.4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10.7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10.3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10.9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3" xml:id="id12" draw:id="id12" draw:layer="layout" svg:width="2.393cm" svg:height="1.5cm" svg:x="3.607cm" svg:y="9.307cm">
          <text:p text:style-name="P8"><text:span text:style-name="T2">R</text:span><text:span text:style-name="T2">ép</text:span><text:span text:style-name="T2">on</text:span><text:span text:style-name="T2">dr</text:span><text:span text:style-name="T2">e </text:span><text:span text:style-name="T2">à </text:span><text:span text:style-name="T2">un </text:span><text:span text:style-name="T2">cli</text:span><text:span text:style-name="T2">en</text:span><text:span text:style-name="T2">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2.223cm" svg:y1="10.859cm" svg:x2="3.607cm" svg:y2="10.057cm" draw:start-shape="id11" draw:start-glue-point="1" draw:end-shape="id12" draw:end-glue-point="5" svg:d="M2223 10859h687v-802h697" svg:viewBox="0 0 1385 803">
          <text:p/>
        </draw:connector>
        <draw:custom-shape draw:style-name="gr25" draw:text-style-name="P13" xml:id="id13" draw:id="id13" draw:layer="layout" svg:width="2.393cm" svg:height="0.692cm" svg:x="3.607cm" svg:y="10.908cm">
          <text:p text:style-name="P8"><text:span text:style-name="T2">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2.223cm" svg:y1="10.859cm" svg:x2="3.607cm" svg:y2="11.254cm" draw:start-shape="id11" draw:start-glue-point="1" draw:end-shape="id13" draw:end-glue-point="5" svg:d="M2223 108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3" xml:id="id17" draw:id="id17" draw:layer="layout" svg:width="2.393cm" svg:height="0.692cm" svg:x="3.607cm" svg:y="14.109cm">
          <text:p text:style-name="P8"><text:span text:style-name="T2">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3" xml:id="id16" draw:id="id16" draw:layer="layout" svg:width="2.893cm" svg:height="0.692cm" svg:x="3.608cm" svg:y="13.307cm">
          <text:p text:style-name="P8"><text:span text:style-name="T2">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3" xml:id="id14" draw:id="id14" draw:layer="layout" svg:width="2.894cm" svg:height="1.5cm" svg:x="3.607cm" svg:y="11.707cm">
          <text:p text:style-name="P8"><text:span text:style-name="T2">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3.607cm" svg:y1="12.457cm" svg:x2="2.174cm" svg:y2="13.348cm" draw:start-shape="id14" draw:start-glue-point="5" draw:end-shape="id15" draw:end-glue-point="1" svg:d="M3607 12457h-721v891h-712" svg:viewBox="0 0 1434 892">
          <text:p/>
        </draw:connector>
        <draw:connector draw:style-name="gr22" draw:text-style-name="P8" draw:layer="layout" svg:x1="3.608cm" svg:y1="13.653cm" svg:x2="2.174cm" svg:y2="13.348cm" draw:start-shape="id16" draw:start-glue-point="5" draw:end-shape="id15" draw:end-glue-point="1" svg:d="M3608 13653h-722v-305h-712" svg:viewBox="0 0 1435 306">
          <text:p/>
        </draw:connector>
        <draw:connector draw:style-name="gr22" draw:text-style-name="P8" draw:layer="layout" svg:x1="3.607cm" svg:y1="14.455cm" svg:x2="2.174cm" svg:y2="13.348cm" draw:start-shape="id17" draw:start-glue-point="5" draw:end-shape="id15" draw:end-glue-point="1" svg:d="M3607 14455h-722v-1107h-711" svg:viewBox="0 0 1434 1108">
          <text:p/>
        </draw:connector>
        <draw:custom-shape draw:style-name="gr25" draw:text-style-name="P13" xml:id="id21" draw:id="id21" draw:layer="layout" svg:width="2.393cm" svg:height="0.692cm" svg:x="11.612cm" svg:y="8.41cm">
          <text:p text:style-name="P8"><text:span text:style-name="T2">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3" xml:id="id20" draw:id="id20" draw:layer="layout" svg:width="2.893cm" svg:height="1.002cm" svg:x="11.613cm" svg:y="7.308cm">
          <text:p text:style-name="P8"><text:span text:style-name="T2">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3" xml:id="id18" draw:id="id18" draw:layer="layout" svg:width="2.894cm" svg:height="1.5cm" svg:x="11.612cm" svg:y="5.708cm">
          <text:p text:style-name="P8"><text:span text:style-name="T2">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11.612cm" svg:y1="6.458cm" svg:x2="10.069cm" svg:y2="7.615cm" draw:start-shape="id18" draw:start-glue-point="5" draw:end-shape="id19" draw:end-glue-point="1" svg:d="M11612 6458h-776v1157h-767" svg:viewBox="0 0 1544 1158">
          <text:p/>
        </draw:connector>
        <draw:connector draw:style-name="gr22" draw:text-style-name="P8" draw:layer="layout" svg:x1="11.613cm" svg:y1="7.809cm" svg:x2="10.069cm" svg:y2="7.615cm" draw:start-shape="id20" draw:start-glue-point="5" draw:end-shape="id19" draw:end-glue-point="1" svg:d="M11613 7809h-777v-194h-767" svg:viewBox="0 0 1545 195">
          <text:p/>
        </draw:connector>
        <draw:connector draw:style-name="gr22" draw:text-style-name="P8" draw:layer="layout" svg:x1="11.612cm" svg:y1="8.756cm" svg:x2="10.069cm" svg:y2="7.615cm" draw:start-shape="id21" draw:start-glue-point="5" draw:end-shape="id19" draw:end-glue-point="1" svg:d="M11612 8756h-776v-1141h-767" svg:viewBox="0 0 1544 1142">
          <text:p/>
        </draw:connector>
        <draw:g draw:name="Google Shape;724;p47" xml:id="id19" draw:id="id19">
          <draw:custom-shape draw:name="Google Shape;725;p 1" draw:style-name="gr2" draw:text-style-name="P1" draw:layer="layout" svg:width="0.484cm" svg:height="0.124cm" svg:x="9.1cm" svg:y="7.9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7.9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0.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0.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0.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3" xml:id="id22" draw:id="id22" draw:layer="layout" svg:width="2.893cm" svg:height="1.002cm" svg:x="11.613cm" svg:y="10.009cm">
          <text:p text:style-name="P8"><text:span text:style-name="T2">É</text:span><text:span text:style-name="T2">t</text:span><text:span text:style-name="T2">a</text:span><text:span text:style-name="T2">b</text:span><text:span text:style-name="T2">li</text:span><text:span text:style-name="T2">r </text:span><text:span text:style-name="T2">u</text:span><text:span text:style-name="T2">n </text:span><text:span text:style-name="T2">c</text:span><text:span text:style-name="T2">o</text:span><text:span text:style-name="T2">n</text:span><text:span text:style-name="T2">tr</text:span><text:span text:style-name="T2">a</text:span><text:span text:style-name="T2">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3" xml:id="id24" draw:id="id24" draw:layer="layout" svg:width="2.393cm" svg:height="0.692cm" svg:x="11.607cm" svg:y="11.11cm">
          <text:p text:style-name="P8"><text:span text:style-name="T2">R</text:span><text:span text:style-name="T2">ep</text:span><text:span text:style-name="T2">ort</text:span><text:span text:style-name="T2">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11.613cm" svg:y1="10.51cm" svg:x2="10.119cm" svg:y2="11.006cm" draw:start-shape="id22" draw:start-glue-point="5" draw:end-shape="id23" svg:d="M11613 10510h-752v496h-742" svg:viewBox="0 0 1495 497">
          <text:p/>
        </draw:connector>
        <draw:connector draw:style-name="gr22" draw:text-style-name="P8" draw:layer="layout" svg:x1="11.607cm" svg:y1="11.456cm" svg:x2="10.119cm" svg:y2="11.006cm" draw:start-shape="id24" draw:start-glue-point="5" draw:end-shape="id23" draw:end-glue-point="1" svg:d="M11607 11456h-749v-450h-739" svg:viewBox="0 0 1489 451">
          <text:p/>
        </draw:connector>
        <draw:g>
          <draw:g>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7" draw:layer="layout" svg:width="3.603cm" svg:height="0.645cm" svg:x="20.389cm" svg:y="10.428cm">
              <draw:text-box>
                <text:p text:style-name="P6">Service Légal</text:p>
              </draw:text-box>
            </draw:frame>
          </draw:g>
          <draw:g>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7" draw:layer="layout" svg:width="1.5cm" svg:height="0.645cm" svg:x="20.492cm" svg:y="12.701cm">
              <draw:text-box>
                <text:p text:style-name="P6">CEO</text:p>
              </draw:text-box>
            </draw:frame>
          </draw:g>
          <draw:g>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7" draw:layer="layout" svg:width="3.669cm" svg:height="0.645cm" svg:x="20.323cm" svg:y="11.507cm">
              <draw:text-box>
                <text:p text:style-name="P6">Service Client</text:p>
              </draw:text-box>
            </draw:frame>
          </draw:g>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5" draw:layer="layout" svg:width="4.997cm" svg:height="0.645cm" svg:x="20.41cm" svg:y="7.015cm">
            <draw:text-box>
              <text:p text:style-name="P14"><text:span text:style-name="T1">Service </text:span><text:span text:style-name="T1">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7" draw:layer="layout" svg:width="3.497cm" svg:height="0.645cm" svg:x="20.41cm" svg:y="8.157cm">
            <draw:text-box>
              <text:p text:style-name="P16">Service Vente</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7" draw:layer="layout" svg:width="4.919cm" svg:height="0.645cm" svg:x="20.41cm" svg:y="9.279cm">
            <draw:text-box>
              <text:p text:style-name="P16">Service Informatique</text:p>
            </draw:text-box>
          </draw:frame>
        </draw:g>
        <presentation:notes draw:style-name="dp2">
          <draw:page-thumbnail draw:style-name="gr3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text:span><text:span text:style-name="T1">rv</text:span><text:span text:style-name="T1">ic</text:span><text:span text:style-name="T1">e </text:span><text:span text:style-name="T1">Fa</text:span><text:span text:style-name="T1">ct</text:span><text:span text:style-name="T1">ur</text:span><text:span text:style-name="T1">at</text:span><text:span text:style-name="T1">io</text:span><text:span text:style-name="T1">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4" draw:text-style-name="P5" draw:layer="layout" svg:width="3.497cm" svg:height="0.645cm" svg:x="8.5cm" svg:y="2.558cm">
            <draw:text-box>
              <text:p text:style-name="P4">Service Vente</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5" draw:text-style-name="P5" draw:layer="layout" svg:width="4.919cm" svg:height="0.645cm" svg:x="7cm" svg:y="3.68cm">
            <draw:text-box>
              <text:p text:style-name="P4">Service Informatique</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36" draw:text-style-name="P7" draw:layer="layout" svg:width="3.603cm" svg:height="0.645cm" svg:x="14.397cm" svg:y="1.436cm">
            <draw:text-box>
              <text:p text:style-name="P6">Service Légal</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37" draw:text-style-name="P7" draw:layer="layout" svg:width="1.5cm" svg:height="0.645cm" svg:x="14.5cm" svg:y="3.709cm">
            <draw:text-box>
              <text:p text:style-name="P6">CEO</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8" draw:text-style-name="P7" draw:layer="layout" svg:width="3.669cm" svg:height="0.645cm" svg:x="14.331cm" svg:y="2.515cm">
            <draw:text-box>
              <text:p text:style-name="P6">Service Client</text:p>
            </draw:text-box>
          </draw:frame>
        </draw:g>
        <draw:g draw:name="Google Shape;767;p 1" xml:id="id26" draw:id="id26">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29" draw:id="id29">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7" draw:id="id27">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5" draw:id="id25">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0" draw:id="id30">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28" draw:id="id28">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8" draw:layer="layout" svg:x1="3.033cm" svg:y1="1.723cm" svg:x2="3.879cm" svg:y2="2.501cm" draw:start-shape="id25" draw:start-glue-point="1" draw:end-shape="id26" draw:end-glue-point="0" svg:d="M3033 1723h846v778" svg:viewBox="0 0 847 779">
          <text:p/>
        </draw:connector>
        <draw:connector draw:style-name="gr17" draw:text-style-name="P8" draw:layer="layout" svg:x1="4.833cm" svg:y1="1.724cm" svg:x2="3.879cm" svg:y2="2.501cm" draw:start-shape="id27" draw:start-glue-point="3" draw:end-shape="id26" draw:end-glue-point="0" svg:d="M4833 1724h-954v777" svg:viewBox="0 0 955 778">
          <text:p/>
        </draw:connector>
        <draw:connector draw:style-name="gr18" draw:text-style-name="P8" draw:layer="layout" svg:x1="4.898cm" svg:y1="3.939cm" svg:x2="3.879cm" svg:y2="3.174cm" draw:start-shape="id28" draw:start-glue-point="3" draw:end-shape="id26" draw:end-glue-point="2" svg:d="M4898 3939h-1019v-765" svg:viewBox="0 0 1020 766">
          <text:p/>
        </draw:connector>
        <draw:connector draw:style-name="gr19" draw:text-style-name="P8" draw:layer="layout" svg:x1="1.577cm" svg:y1="2.838cm" svg:x2="3.331cm" svg:y2="2.837cm" draw:start-shape="id29" draw:start-glue-point="1" draw:end-shape="id26" draw:end-glue-point="3" svg:d="M1577 2838h877v-1h877" svg:viewBox="0 0 1755 2">
          <text:p/>
        </draw:connector>
        <draw:connector draw:style-name="gr20" draw:text-style-name="P8" draw:layer="layout" svg:x1="2.832cm" svg:y1="3.936cm" svg:x2="3.879cm" svg:y2="3.174cm" draw:start-shape="id30" draw:start-glue-point="1" draw:end-shape="id26" draw:end-glue-point="2" svg:d="M2832 3936h1047v-762" svg:viewBox="0 0 1048 763">
          <text:p/>
        </draw:connector>
        <draw:g draw:name="Google Shape;767;p 2" xml:id="id31" draw:id="id31">
          <draw:custom-shape draw:name="Google Shape;768;p 3" draw:style-name="gr2" draw:text-style-name="P9"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9"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9"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9"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9"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11" xml:id="id32" draw:id="id32" draw:layer="layout" svg:width="2.3cm" svg:height="1.5cm" svg:x="12.8cm" svg:y="6.112cm">
          <text:p text:style-name="P10"><text:span text:style-name="T2">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2" draw:layer="layout" svg:x1="11.607cm" svg:y1="6.864cm" svg:x2="12.8cm" svg:y2="6.862cm" draw:start-shape="id31" draw:start-glue-point="1" draw:end-shape="id32" draw:end-glue-point="5" svg:d="M11607 6864h592v-2h601" svg:viewBox="0 0 1194 3">
          <text:p/>
        </draw:connector>
        <draw:custom-shape draw:style-name="gr23" draw:text-style-name="P13" xml:id="id34" draw:id="id34" draw:layer="layout" svg:width="2.894cm" svg:height="1.5cm" svg:x="3.406cm" svg:y="6.123cm">
          <text:p text:style-name="P8"><text:span text:style-name="T2">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7.442cm" svg:y1="6.873cm" svg:x2="6.3cm" svg:y2="6.873cm" draw:start-shape="id33" draw:start-glue-point="3" draw:end-shape="id34"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3" draw:id="id33"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5" draw:id="id35">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3" xml:id="id44" draw:id="id44" draw:layer="layout" svg:width="2.393cm" svg:height="1.5cm" svg:x="3.607cm" svg:y="10cm">
          <text:p text:style-name="P8"><text:span text:style-name="T2">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6.947cm" svg:y1="9.965cm" svg:x2="7.82cm" svg:y2="14.154cm" draw:start-shape="id35" draw:start-glue-point="2" draw:end-shape="id36" draw:end-glue-point="5" svg:d="M6947 9965v4189h873" svg:viewBox="0 0 874 4190">
          <text:p/>
        </draw:connector>
        <draw:g draw:name="Google Shape;862;p 2" xml:id="id38" draw:id="id38">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3" xml:id="id36" draw:id="id36" draw:layer="layout" svg:width="2.393cm" svg:height="0.692cm" svg:x="7.82cm" svg:y="13.808cm">
          <text:p text:style-name="P8"><text:span text:style-name="T2">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3" xml:id="id39" draw:id="id39" draw:layer="layout" svg:width="2.893cm" svg:height="0.692cm" svg:x="9.627cm" svg:y="12.7cm">
          <text:p text:style-name="P8"><text:span text:style-name="T2">Prospecter</text:span></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onnector draw:style-name="gr22" draw:text-style-name="P8" draw:layer="layout" svg:x1="9.606cm" svg:y1="11.75cm" svg:x2="9.01cm" svg:y2="9.83cm" draw:start-shape="id37" draw:start-glue-point="5" draw:end-shape="id38" draw:end-glue-point="2" svg:d="M9606 11750h-596v-1920" svg:viewBox="0 0 597 1921">
          <text:p/>
        </draw:connector>
        <draw:connector draw:style-name="gr22" draw:text-style-name="P8" draw:layer="layout" svg:x1="9.627cm" svg:y1="13.046cm" svg:x2="9.01cm" svg:y2="9.83cm" draw:start-shape="id39" draw:start-glue-point="5" draw:end-shape="id38" draw:end-glue-point="2" svg:d="M9627 13046h-617v-3216" svg:viewBox="0 0 618 3217">
          <text:p/>
        </draw:connector>
        <draw:connector draw:style-name="gr22" draw:text-style-name="P8" draw:layer="layout" draw:line-skew="1.185cm" svg:x1="9.017cm" svg:y1="13.808cm" svg:x2="9.01cm" svg:y2="9.83cm" draw:start-shape="id36" draw:start-glue-point="4" draw:end-shape="id38" draw:end-glue-point="2" svg:d="M9017 13808v-808h-7v-3170" svg:viewBox="0 0 8 3979">
          <text:p/>
        </draw:connector>
        <draw:custom-shape draw:style-name="gr25" draw:text-style-name="P13" xml:id="id41" draw:id="id41" draw:layer="layout" svg:width="2.393cm" svg:height="0.692cm" svg:x="13.332cm" svg:y="12.17cm">
          <text:p text:style-name="P8"><text:span text:style-name="T2">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3" xml:id="id42" draw:id="id42" draw:layer="layout" svg:width="2.893cm" svg:height="1.002cm" svg:x="13.207cm" svg:y="10.998cm">
          <text:p text:style-name="P8"><text:span text:style-name="T2">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3" xml:id="id37" draw:id="id37" draw:layer="layout" svg:width="2.894cm" svg:height="1.5cm" svg:x="9.606cm" svg:y="11cm">
          <text:p text:style-name="P8"><text:span text:style-name="T2">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8" draw:layer="layout" svg:x1="11.053cm" svg:y1="11cm" svg:x2="12.804cm" svg:y2="9.83cm" draw:start-shape="id37" draw:start-glue-point="4" draw:end-shape="id40" draw:end-glue-point="2" svg:d="M11053 11000v-590h1751v-580" svg:viewBox="0 0 1752 1171">
          <text:p/>
        </draw:connector>
        <draw:connector draw:style-name="gr22" draw:text-style-name="P8" draw:layer="layout" svg:x1="13.332cm" svg:y1="12.516cm" svg:x2="12.804cm" svg:y2="9.83cm" draw:start-shape="id41" draw:start-glue-point="5" draw:end-shape="id40" draw:end-glue-point="2" svg:d="M13332 12516h-528v-2686" svg:viewBox="0 0 529 2687">
          <text:p/>
        </draw:connector>
        <draw:g draw:name="Google Shape;724;p 2" xml:id="id40" draw:id="id40">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3" draw:id="id43">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8" draw:layer="layout" svg:x1="16.1cm" svg:y1="11.499cm" svg:x2="16.651cm" svg:y2="9.826cm" draw:start-shape="id42" draw:start-glue-point="7" draw:end-shape="id43" svg:d="M16100 11499h551v-1673" svg:viewBox="0 0 552 1674">
          <text:p/>
        </draw:connector>
        <draw:connector draw:style-name="gr22" draw:text-style-name="P8" draw:layer="layout" svg:x1="10.213cm" svg:y1="14.154cm" svg:x2="16.651cm" svg:y2="9.826cm" draw:start-shape="id36" draw:start-glue-point="7" draw:end-shape="id43" draw:end-glue-point="2" svg:d="M10213 14154h6438v-4328" svg:viewBox="0 0 6439 4329">
          <text:p/>
        </draw:connector>
        <draw:connector draw:style-name="gr22" draw:text-style-name="P8" draw:layer="layout" svg:x1="6cm" svg:y1="10.75cm" svg:x2="6.947cm" svg:y2="9.965cm" draw:start-shape="id44" draw:start-glue-point="7" draw:end-shape="id35" draw:end-glue-point="2" svg:d="M6000 10750h947v-785" svg:viewBox="0 0 948 786">
          <text:p/>
        </draw:connector>
        <draw:connector draw:style-name="gr22" draw:text-style-name="P8" draw:layer="layout" svg:x1="14.654cm" svg:y1="10.998cm" svg:x2="12.804cm" svg:y2="9.83cm" draw:start-shape="id42" draw:start-glue-point="4" draw:end-shape="id40" draw:end-glue-point="2" svg:d="M14654 10998v-589h-1850v-579" svg:viewBox="0 0 1851 1169">
          <text:p/>
        </draw:connector>
        <draw:connector draw:style-name="gr18" draw:text-style-name="P8" draw:layer="layout" svg:x1="6.947cm" svg:y1="8.9cm" svg:x2="11.059cm" svg:y2="7.201cm" draw:start-shape="id35" draw:start-glue-point="0" draw:end-shape="id31" draw:end-glue-point="2" svg:d="M6947 8900v-849h4112v-850" svg:viewBox="0 0 4113 1700">
          <text:p/>
        </draw:connector>
        <draw:connector draw:style-name="gr20" draw:text-style-name="P8" draw:layer="layout" svg:x1="9.01cm" svg:y1="9.034cm" svg:x2="11.059cm" svg:y2="7.201cm" draw:start-shape="id38" draw:start-glue-point="0" draw:end-shape="id31" draw:end-glue-point="2" svg:d="M9010 9034v-917h2049v-916" svg:viewBox="0 0 2050 1834">
          <text:p/>
        </draw:connector>
        <draw:connector draw:style-name="gr19" draw:text-style-name="P8" draw:layer="layout" svg:x1="8.519cm" svg:y1="6.873cm" svg:x2="10.511cm" svg:y2="6.864cm" draw:start-shape="id33" draw:start-glue-point="1" draw:end-shape="id31" draw:end-glue-point="3" svg:d="M8519 6873h996v-9h996" svg:viewBox="0 0 1993 10">
          <text:p/>
        </draw:connector>
        <draw:connector draw:style-name="gr16" draw:text-style-name="P8" draw:layer="layout" svg:x1="11.059cm" svg:y1="7.201cm" svg:x2="16.651cm" svg:y2="8.98cm" draw:start-shape="id31" draw:start-glue-point="2" draw:end-shape="id43" draw:end-glue-point="0" svg:d="M11059 7201v890h5592v889" svg:viewBox="0 0 5593 1780">
          <text:p/>
        </draw:connector>
        <draw:connector draw:style-name="gr17" draw:text-style-name="P8" draw:layer="layout" svg:x1="11.059cm" svg:y1="7.201cm" svg:x2="12.804cm" svg:y2="9cm" draw:start-shape="id31" draw:start-glue-point="2" draw:end-shape="id40" draw:end-glue-point="0" svg:d="M11059 7201v900h1745v899" svg:viewBox="0 0 1746 1800">
          <text:p/>
        </draw:connector>
        <presentation:notes draw:style-name="dp1">
          <draw:page-thumbnail draw:style-name="gr33"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custom-shape draw:style-name="gr39"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1" draw:layer="layout" svg:width="1.972cm" svg:height="0.569cm" svg:x="5.6cm" svg:y="10.997cm">
            <draw:text-box>
              <text:p text:style-name="P20"><text:span text:style-name="T3">Am</text:span><text:span text:style-name="T3">azo</text:span><text:span text:style-name="T3">n1</text:span></text:p>
            </draw:text-box>
          </draw:frame>
        </draw:g>
        <draw:g draw:name="Google Shape;767;p 4" xml:id="id59" draw:id="id59">
          <draw:custom-shape draw:name="Google Shape;768;p 5" draw:style-name="gr2" draw:text-style-name="P9"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9"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9"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9"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9"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56" draw:id="id56">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45" draw:id="id45">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52" draw:id="id52">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55" draw:id="id55">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47" draw:id="id47">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text:span><text:span text:style-name="T1">rv</text:span><text:span text:style-name="T1">ic</text:span><text:span text:style-name="T1">e </text:span><text:span text:style-name="T1">Fa</text:span><text:span text:style-name="T1">ct</text:span><text:span text:style-name="T1">ur</text:span><text:span text:style-name="T1">at</text:span><text:span text:style-name="T1">io</text:span><text:span text:style-name="T1">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1" draw:text-style-name="P5" draw:layer="layout" svg:width="3.497cm" svg:height="0.645cm" svg:x="1.5cm" svg:y="1.261cm">
            <draw:text-box>
              <text:p text:style-name="P4">Service Vente</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5" draw:layer="layout" svg:width="4.919cm" svg:height="0.645cm" svg:x="0cm" svg:y="2.383cm">
            <draw:text-box>
              <text:p text:style-name="P4">Service Informatique</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43" draw:text-style-name="P7" draw:layer="layout" svg:width="3.603cm" svg:height="0.645cm" svg:x="7.397cm" svg:y="0.139cm">
            <draw:text-box>
              <text:p text:style-name="P6">Service Légal</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44" draw:text-style-name="P7" draw:layer="layout" svg:width="1.5cm" svg:height="0.645cm" svg:x="7.5cm" svg:y="2.412cm">
            <draw:text-box>
              <text:p text:style-name="P6">CEO</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5" draw:text-style-name="P7" draw:layer="layout" svg:width="3.669cm" svg:height="0.645cm" svg:x="7.331cm" svg:y="1.218cm">
            <draw:text-box>
              <text:p text:style-name="P6">Service Client</text:p>
            </draw:text-box>
          </draw:frame>
        </draw:g>
        <draw:connector draw:style-name="gr46" draw:text-style-name="P8" draw:layer="layout" svg:x1="8.15cm" svg:y1="10.065cm" svg:x2="8.138cm" svg:y2="11.278cm" draw:start-shape="id45" draw:start-glue-point="2" draw:end-shape="id46" draw:end-glue-point="4" svg:d="M8150 10065v615h-12v598" svg:viewBox="0 0 13 1214">
          <text:p/>
        </draw:connector>
        <draw:connector draw:style-name="gr46" draw:text-style-name="P8" draw:layer="layout" svg:x1="10.2cm" svg:y1="12.037cm" svg:x2="9.138cm" svg:y2="12.028cm" draw:start-shape="id47" draw:start-glue-point="3" draw:end-shape="id46" draw:end-glue-point="7" svg:d="M10200 12037h-538v-9h-524" svg:viewBox="0 0 1063 10">
          <text:p/>
        </draw:connector>
        <draw:custom-shape draw:style-name="gr47" draw:text-style-name="P22" xml:id="id48" draw:id="id48" draw:layer="layout" svg:width="1.962cm" svg:height="1cm" svg:x="7.176cm" svg:y="7.3cm">
          <text:p text:style-name="P8"><text:span text:style-name="T2">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8" draw:layer="layout" svg:x1="8.157cm" svg:y1="8.3cm" svg:x2="8.15cm" svg:y2="9cm" draw:start-shape="id48" draw:start-glue-point="7" draw:end-shape="id45" draw:end-glue-point="0" svg:d="M8157 8300v343h-7v357" svg:viewBox="0 0 8 701">
          <text:p/>
        </draw:connector>
        <draw:custom-shape draw:style-name="gr47" draw:text-style-name="P22" xml:id="id49" draw:id="id49" draw:layer="layout" svg:width="1.962cm" svg:height="1cm" svg:x="7.157cm" svg:y="13.324cm">
          <text:p text:style-name="P8"><text:span text:style-name="T2">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24" xml:id="id46" draw:id="id46" draw:layer="layout" svg:width="2cm" svg:height="1.5cm" svg:x="7.138cm" svg:y="11.278cm">
          <text:p text:style-name="P23"><text:span text:style-name="T4">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8" draw:layer="layout" svg:x1="8.138cm" svg:y1="12.778cm" svg:x2="8.138cm" svg:y2="13.324cm" draw:start-shape="id46" draw:start-glue-point="6" draw:end-shape="id49" draw:end-glue-point="5" svg:d="M8138 12778v546" svg:viewBox="0 0 1 547">
          <text:p/>
        </draw:connector>
        <draw:g>
          <draw:custom-shape draw:style-name="gr50"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1" draw:layer="layout" svg:width="1.972cm" svg:height="0.569cm" svg:x="1.2cm" svg:y="8.494cm">
            <draw:text-box>
              <text:p text:style-name="P20"><text:span text:style-name="T3">Am</text:span><text:span text:style-name="T3">azo</text:span><text:span text:style-name="T3">n2</text:span></text:p>
            </draw:text-box>
          </draw:frame>
        </draw:g>
        <draw:custom-shape draw:style-name="gr47" draw:text-style-name="P22" xml:id="id51" draw:id="id51" draw:layer="layout" svg:width="1.962cm" svg:height="1cm" svg:x="2.812cm" svg:y="10.821cm">
          <text:p text:style-name="P8"><text:span text:style-name="T2">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24" xml:id="id50" draw:id="id50" draw:layer="layout" svg:width="2.36cm" svg:height="1.5cm" svg:x="2.622cm" svg:y="8.775cm">
          <text:p text:style-name="P23"><text:span text:style-name="T4">Vue</text:span><text:span text:style-name="T4">.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8" draw:layer="layout" svg:x1="3.802cm" svg:y1="10.275cm" svg:x2="3.793cm" svg:y2="10.821cm" draw:start-shape="id50" draw:start-glue-point="6" draw:end-shape="id51" draw:end-glue-point="5" svg:d="M3802 10275v274h-9v272" svg:viewBox="0 0 10 547">
          <text:p/>
        </draw:connector>
        <draw:connector draw:style-name="gr46" draw:text-style-name="P8" draw:layer="layout" svg:x1="7.683cm" svg:y1="9.532cm" svg:x2="4.982cm" svg:y2="9.525cm" draw:start-shape="id45" draw:start-glue-point="3" draw:end-shape="id50" draw:end-glue-point="7" svg:d="M7683 9532h-1358v-7h-1343" svg:viewBox="0 0 2702 8">
          <text:p/>
        </draw:connector>
        <draw:connector draw:style-name="gr46" draw:text-style-name="P8" draw:layer="layout" svg:x1="3.802cm" svg:y1="8.775cm" svg:x2="3.809cm" svg:y2="7.05cm" draw:start-shape="id50" draw:start-glue-point="4" draw:end-shape="id52" draw:end-glue-point="2" svg:d="M3802 8775v-854h7v-871" svg:viewBox="0 0 8 1726">
          <text:p/>
        </draw:connector>
        <draw:g>
          <draw:custom-shape draw:style-name="gr52" draw:text-style-name="P25" draw:layer="layout" svg:width="1.399cm" svg:height="1.5cm" svg:x="1.399cm" svg:y="9.745cm">
            <text:p text:style-name="P25"><text:span text:style-name="T5"/></text:p>
            <draw:enhanced-geometry svg:viewBox="0 0 21600 21600" draw:glue-points="10800 0 0 10800 10800 21600 21600 10800" draw:text-areas="3600 0 17800 21600" draw:mirror-vertical="false" draw:mirror-horizontal="true" draw:type="flowchart-display" draw:enhanced-path="M 3600 0 L 17800 0 X 21600 10800 17800 21600 L 3600 21600 0 10800 Z N"/>
          </draw:custom-shape>
          <draw:frame draw:style-name="gr53" draw:text-style-name="P27" draw:layer="layout" svg:width="1.593cm" svg:height="0.965cm" svg:x="1.4cm" svg:y="9.982cm">
            <draw:text-box>
              <text:p text:style-name="P26"><text:span text:style-name="T5">PHP </text:span><text:span text:style-name="T5">Symp</text:span><text:span text:style-name="T5">hony </text:span><text:span text:style-name="T5">4</text:span></text:p>
            </draw:text-box>
          </draw:frame>
        </draw:g>
        <draw:g>
          <draw:custom-shape draw:style-name="gr54" draw:text-style-name="P25" draw:layer="layout" svg:width="1.061cm" svg:height="1.5cm" svg:x="6.137cm" svg:y="12.046cm">
            <text:p/>
            <draw:enhanced-geometry svg:viewBox="0 0 21600 21600" draw:glue-points="10800 0 0 10800 10800 21600 21600 10800" draw:text-areas="3600 0 17800 21600" draw:mirror-vertical="false" draw:mirror-horizontal="true" draw:type="flowchart-display" draw:enhanced-path="M 3600 0 L 17800 0 X 21600 10800 17800 21600 L 3600 21600 0 10800 Z N"/>
          </draw:custom-shape>
          <draw:frame draw:style-name="gr55" draw:text-style-name="P27" draw:layer="layout" svg:width="1.593cm" svg:height="0.727cm" svg:x="5.976cm" svg:y="12.559cm">
            <draw:text-box>
              <text:p text:style-name="P26"><text:span text:style-name="T5">J2E6</text:span></text:p>
            </draw:text-box>
          </draw:frame>
        </draw:g>
        <draw:g>
          <draw:custom-shape draw:style-name="gr56"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1" draw:layer="layout" svg:width="1.725cm" svg:height="0.569cm" svg:x="15.3cm" svg:y="7.137cm">
            <draw:text-box>
              <text:p text:style-name="P20"><text:span text:style-name="T3">loca</text:span><text:span text:style-name="T3">l</text:span></text:p>
            </draw:text-box>
          </draw:frame>
        </draw:g>
        <draw:custom-shape draw:style-name="gr47" draw:text-style-name="P22" xml:id="id54" draw:id="id54" draw:layer="layout" svg:width="1.962cm" svg:height="1cm" svg:x="16.077cm" svg:y="9.464cm">
          <text:p text:style-name="P8"><text:span text:style-name="T2">S</text:span><text:span text:style-name="T2">Q</text:span><text:span text:style-name="T2">Lit</text:span><text:span text:style-name="T2">e </text:span><text:span text:style-name="T2">5.</text:span><text:span text:style-name="T2">7.</text:span><text:span text:style-name="T2">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24" xml:id="id53" draw:id="id53" draw:layer="layout" svg:width="2.461cm" svg:height="1.5cm" svg:x="15.839cm" svg:y="7.418cm">
          <text:p text:style-name="P23"><text:span text:style-name="T4">C</text:span><text:span text:style-name="T4">O</text:span><text:span text:style-name="T4">B</text:span><text:span text:style-name="T4">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6" draw:text-style-name="P8" draw:layer="layout" svg:x1="17.07cm" svg:y1="8.918cm" svg:x2="17.058cm" svg:y2="9.464cm" draw:start-shape="id53" draw:start-glue-point="6" draw:end-shape="id54" draw:end-glue-point="5" svg:d="M17070 8918v274h-12v272" svg:viewBox="0 0 13 547">
          <text:p/>
        </draw:connector>
        <draw:connector draw:style-name="gr58" draw:text-style-name="P8" draw:layer="layout" svg:x1="14.819cm" svg:y1="8.172cm" svg:x2="15.839cm" svg:y2="8.168cm" draw:start-shape="id55" draw:start-glue-point="1" draw:end-shape="id53" draw:end-glue-point="5" svg:d="M14819 8172h518v-4h502" svg:viewBox="0 0 1021 5">
          <text:p/>
        </draw:connector>
        <draw:g>
          <draw:custom-shape draw:style-name="gr59"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21" draw:layer="layout" svg:width="1.725cm" svg:height="0.569cm" svg:x="15.301cm" svg:y="12.739cm">
            <draw:text-box>
              <text:p text:style-name="P20"><text:span text:style-name="T3">dist</text:span><text:span text:style-name="T3">ant</text:span></text:p>
            </draw:text-box>
          </draw:frame>
        </draw:g>
        <draw:custom-shape draw:style-name="gr61" draw:text-style-name="P22" xml:id="id57" draw:id="id57" draw:layer="layout" svg:width="2.722cm" svg:height="1cm" svg:x="15.697cm" svg:y="13.266cm">
          <text:p text:style-name="P8"><text:span text:style-name="T2">S</text:span><text:span text:style-name="T2">a</text:span><text:span text:style-name="T2">u</text:span><text:span text:style-name="T2">v</text:span><text:span text:style-name="T2">e</text:span><text:span text:style-name="T2">g</text:span><text:span text:style-name="T2">a</text:span><text:span text:style-name="T2">r</text:span><text:span text:style-name="T2">d</text:span><text:span text:style-name="T2">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6" draw:text-style-name="P8" draw:layer="layout" svg:x1="17.061cm" svg:y1="12.239cm" svg:x2="17.058cm" svg:y2="13.266cm" draw:start-shape="id56" draw:start-glue-point="2" draw:end-shape="id57" draw:end-glue-point="5" svg:d="M17061 12239v522h-3v505" svg:viewBox="0 0 4 1028">
          <text:p/>
        </draw:connector>
        <draw:connector draw:style-name="gr58" draw:text-style-name="P8" draw:layer="layout" svg:x1="17.058cm" svg:y1="10.464cm" svg:x2="17.061cm" svg:y2="11.219cm" draw:start-shape="id54" draw:start-glue-point="7" draw:end-shape="id56" draw:end-glue-point="0" svg:d="M17058 10464v370h3v385" svg:viewBox="0 0 4 756">
          <text:p/>
        </draw:connector>
        <draw:g draw:name="Google Shape;739;p47" xml:id="id58" draw:id="id58">
          <draw:custom-shape draw:name="Google Shape;740;p 1" draw:style-name="gr62" draw:text-style-name="P28"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63" draw:text-style-name="P28"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64" draw:text-style-name="P28"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65" draw:text-style-name="P29"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65" draw:text-style-name="P29"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66" draw:text-style-name="P30" draw:layer="layout" draw:type="curve" svg:x1="11.042cm" svg:y1="8.5cm" svg:x2="16.523cm" svg:y2="11.729cm" draw:start-shape="id58" draw:start-glue-point="2" draw:end-shape="id56" draw:end-glue-point="3" svg:d="M11042 8500c0 2153 1827 3229 5481 3229" svg:viewBox="0 0 5482 3230">
          <text:p/>
        </draw:connector>
        <draw:connector draw:style-name="gr66" draw:text-style-name="P30" draw:layer="layout" draw:type="curve" svg:x1="11.042cm" svg:y1="8.5cm" svg:x2="13.85cm" svg:y2="8.172cm" draw:start-shape="id58" draw:start-glue-point="2" draw:end-shape="id55" draw:end-glue-point="3" svg:d="M11042 8500c0 775 838 647 1116 371s-6-699 1692-699" svg:viewBox="0 0 2809 914">
          <text:p/>
        </draw:connector>
        <draw:connector draw:style-name="gr66" draw:text-style-name="P30" draw:layer="layout" draw:type="curve" svg:x1="11.585cm" svg:y1="8.133cm" svg:x2="13.711cm" svg:y2="5.564cm" draw:start-shape="id58" draw:start-glue-point="1" draw:end-shape="id59" draw:end-glue-point="3" svg:d="M11585 8133c1594 0 532-2569 2126-2569" svg:viewBox="0 0 2127 2570">
          <text:p/>
        </draw:connector>
        <draw:connector draw:style-name="gr66" draw:text-style-name="P30" draw:layer="layout" draw:type="curve" svg:x1="11.042cm" svg:y1="7.766cm" svg:x2="4.319cm" svg:y2="6.652cm" draw:start-shape="id58" draw:start-glue-point="0" draw:end-shape="id52" draw:end-glue-point="1" svg:d="M11042 7766c0-743-2241-1114-6723-1114" svg:viewBox="0 0 6724 1115">
          <text:p/>
        </draw:connector>
        <draw:connector draw:style-name="gr66" draw:text-style-name="P30" draw:layer="layout" draw:type="curve" svg:x1="8.617cm" svg:y1="9.532cm" svg:x2="11.042cm" svg:y2="8.5cm" draw:start-shape="id45" draw:start-glue-point="1" draw:end-shape="id58" draw:end-glue-point="2" svg:d="M8617 9532c1617 0 2425-344 2425-1032" svg:viewBox="0 0 2426 1033">
          <text:p/>
        </draw:connector>
        <draw:connector draw:style-name="gr66" draw:text-style-name="P30" draw:layer="layout" draw:type="curve" draw:line-skew="0.043cm -1.158cm" svg:x1="11.302cm" svg:y1="12.037cm" svg:x2="11.042cm" svg:y2="8.5cm" draw:start-shape="id47" draw:start-glue-point="1" draw:end-shape="id58" draw:end-glue-point="2" svg:d="M11302 12037c841 0 701-1569 426-2304s-686-635-686-1233" svg:viewBox="0 0 900 3538">
          <text:p/>
        </draw:connector>
        <presentation:notes draw:style-name="dp1">
          <draw:page-thumbnail draw:style-name="gr33"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05T16:31:32.110616141</dc:date>
    <meta:editing-duration>PT27M57S</meta:editing-duration>
    <meta:editing-cycles>4</meta:editing-cycles>
    <meta:generator>LibreOffice/7.3.4.2$Linux_X86_64 LibreOffice_project/728fec16bd5f605073805c3c9e7c4212a0120dc5</meta:generator>
    <meta:document-statistic meta:object-count="478"/>
  </office:meta>
</office:document-meta>
</file>